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FieldTest2.test_model_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FieldTest2.test_model_map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FieldTest2.test_model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FieldTest2.test_model_map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tFieldTest2.test_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